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108A49DF80760B5C12D.jpg" manifest:media-type="image/jpeg"/>
  <manifest:file-entry manifest:full-path="Pictures/10000000000000570000008B941E87E8084FB7F0.png" manifest:media-type="image/png"/>
  <manifest:file-entry manifest:full-path="Pictures/1000000000000261000002A2F616A5F79EF5301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SeyesBDE" svg:font-family="SeyesBD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fo:font-size="9pt" style:font-size-asian="9pt"/>
    </style:style>
    <style:style style:name="P2" style:family="paragraph" style:parent-style-name="Standard">
      <style:text-properties fo:font-size="15pt" style:font-size-asian="15pt" style:font-size-complex="15pt"/>
    </style:style>
    <style:style style:name="P3" style:family="paragraph" style:parent-style-name="Standard">
      <style:text-properties style:font-name="SeyesBDE" fo:font-size="20pt" style:font-size-asian="20pt"/>
    </style:style>
    <style:style style:name="P4" style:family="paragraph" style:parent-style-name="Standard">
      <style:paragraph-properties fo:margin-left="14.986cm" fo:margin-right="0cm" fo:text-indent="1.249cm" style:auto-text-indent="false"/>
      <style:text-properties style:font-name="Arial1" fo:font-size="9pt" style:font-size-asian="9pt"/>
    </style:style>
    <style:style style:name="P5" style:family="paragraph" style:parent-style-name="Standard" style:master-page-name="Standard">
      <style:paragraph-properties fo:text-align="center" style:justify-single-word="false" style:page-number="auto"/>
      <style:text-properties fo:font-size="10pt" fo:language="zxx" fo:country="none" style:font-size-asian="10pt"/>
    </style:style>
    <style:style style:name="P6" style:family="paragraph" style:parent-style-name="Standard">
      <style:text-properties style:font-name="SeyesBDE" fo:font-size="20pt" style:font-size-asian="20pt" style:font-size-complex="20pt"/>
    </style:style>
    <style:style style:name="P7" style:family="paragraph" style:parent-style-name="Standard">
      <style:text-properties officeooo:paragraph-rsid="0017f363"/>
    </style:style>
    <style:style style:name="P8" style:family="paragraph">
      <loext:graphic-properties draw:fill="none" draw:fill-color="#ffffff"/>
      <style:paragraph-properties fo:text-align="center" style:writing-mode="lr-tb"/>
      <style:text-properties fo:font-size="24pt"/>
    </style:style>
    <style:style style:name="P9" style:family="paragraph">
      <loext:graphic-properties draw:fill="solid" draw:fill-color="#ffffff"/>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loext:graphic-properties draw:fill="none" draw:fill-color="#ffffff"/>
      <style:text-properties style:font-name="Arial1"/>
    </style:style>
    <style:style style:name="P14"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loext:graphic-properties draw:fill="solid" draw:fill-color="#ffffb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1" fo:font-size="9.10000038146973pt" fo:letter-spacing="normal" fo:font-style="normal" fo:text-shadow="none" style:text-underline-style="none" fo:font-weight="normal" style:text-underline-mode="continuous" style:text-overline-mode="continuous" style:text-line-through-mode="continuous" style:letter-kerning="true" style:font-name-asian="Arial1" style:font-size-asian="9.10000038146973pt" style:font-style-asian="normal" style:font-weight-asian="normal" style:font-name-complex="Arial1" style:font-size-complex="9.10000038146973pt" style:font-style-complex="normal" style:font-weight-complex="normal" style:text-emphasize="none" style:text-scale="100%" style:font-relief="none"/>
    </style:style>
    <style:style style:name="P18" style:family="paragraph">
      <loext:graphic-properties draw:fill="none" draw:fill-color="#ffffff"/>
      <style:text-properties style:font-name="Arial1" fo:font-size="12pt" style:font-size-asian="12pt" style:font-size-complex="12pt"/>
    </style:style>
    <style:style style:name="P19" style:family="paragraph">
      <loext:graphic-properties draw:fill="none" draw:fill-color="#ffffff"/>
      <style:text-properties style:font-name="Arial1"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officeooo:rsid="0017f363" style:font-style-asian="italic" style:font-style-complex="italic"/>
    </style:style>
    <style:style style:name="T3" style:family="text">
      <style:text-properties style:font-size-complex="20pt"/>
    </style:style>
    <style:style style:name="T4" style:family="text">
      <style:text-properties fo:font-size="14pt" style:font-size-asian="14pt" style:font-size-complex="14pt"/>
    </style:style>
    <style:style style:name="T5" style:family="text">
      <style:text-properties style:font-name="Arial1"/>
    </style:style>
    <style:style style:name="T6" style:family="text">
      <style:text-properties fo:color="#000000" style:text-outline="false" style:text-line-through-style="none" style:text-line-through-type="none" style:font-name="Arial1" fo:font-size="9.10000038146973pt" fo:letter-spacing="normal" fo:font-style="normal" fo:text-shadow="none" style:text-underline-style="none" fo:font-weight="normal" style:text-underline-mode="continuous" style:text-overline-mode="continuous" style:text-line-through-mode="continuous" style:letter-kerning="true" style:font-name-asian="Arial1" style:font-size-asian="9.10000038146973pt" style:font-style-asian="normal" style:font-weight-asian="normal" style:font-name-complex="Arial1" style:font-size-complex="9.10000038146973pt" style:font-style-complex="normal" style:font-weight-complex="normal" style:text-emphasize="none" style:text-scale="100%" style:font-relief="none"/>
    </style:style>
    <style:style style:name="T7" style:family="text">
      <style:text-properties style:font-name="Arial1" fo:font-size="12pt" style:font-size-asian="12pt" style:font-size-complex="12pt"/>
    </style:style>
    <style:style style:name="T8" style:family="text">
      <style:text-properties style:font-name="Arial1" fo:font-size="16pt" fo:font-weight="bold" style:font-size-asian="16pt" style:font-weight-asian="bold" style:font-size-complex="16pt" style:font-weight-complex="bold"/>
    </style:style>
    <style:style style:name="T9" style:family="text">
      <style:text-properties style:font-name="Arial1" fo:font-size="12pt" style:text-underline-style="solid" style:text-underline-width="auto" style:text-underline-color="font-color"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000000" draw:marker-start-width="0.379cm" draw:marker-end-width="0.379cm" draw:stroke-linejoin="miter" draw:fill="none" draw:fill-color="#ffffff" draw:textarea-horizontal-align="left" draw:textarea-vertical-align="top" draw:auto-grow-height="false" fo:padding-top="0.24cm" fo:padding-bottom="0.24cm" fo:padding-left="0.452cm" fo:padding-right="0.452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style>
    <style:style style:name="gr5" style:family="graphic">
      <style:graphic-properties draw:stroke="solid" svg:stroke-width="0.018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svg:stroke-width="0.051cm" svg:stroke-color="#000000" draw:marker-start="" draw:marker-start-width="0.3cm" draw:marker-start-center="false" draw:marker-end="" draw:marker-end-width="0.3cm" draw:marker-end-center="false" draw:fill="none"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025cm" svg:stroke-color="#000000" draw:marker-start="" draw:marker-start-width="0.3cm" draw:marker-start-center="false" draw:marker-end="" draw:marker-end-width="0.3cm" draw:marker-end-center="false" draw:fill="none"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25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3cm" draw:marker-start-center="false" draw:marker-end="" draw:marker-end-width="0.3cm" draw:marker-end-center="false" draw:fill="solid" draw:fill-color="#ffffb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true" style:shrink-to-fit="false"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12" draw:style-name="gr16" draw:text-style-name="P18" svg:width="18.059cm" svg:height="0.869cm" svg:x="4.927cm" svg:y="-0.575cm"><draw:text-box><text:p><text:span text:style-name="T7">Prénom : ......................................... <text:s text:c="9"/>Date : ............................................</text:span></text:p></draw:text-box></draw:frame><draw:frame text:anchor-type="paragraph" draw:z-index="14" draw:style-name="gr17" draw:text-style-name="P18" svg:width="4.769cm" svg:height="0.976cm" svg:x="-0.739cm" svg:y="-0.796cm"><draw:text-box><text:p><text:span text:style-name="T9">Séance 1 :</text:span></text:p><text:p><text:span text:style-name="T7"/></text:p></draw:text-box></draw:frame><draw:frame text:anchor-type="paragraph" draw:z-index="11" draw:style-name="gr15" draw:text-style-name="P18" svg:width="18.271cm" svg:height="1.449cm" svg:x="4.715cm" svg:y="-1.543cm"><draw:text-box><text:p><text:span text:style-name="T7">Le titre du livre : .............................................................................................................................</text:span></text:p></draw:text-box></draw:frame> <draw:line text:anchor-type="char" draw:z-index="1" draw:style-name="gr1" draw:text-style-name="P8" svg:x1="23.46cm" svg:y1="-0.24cm" svg:x2="23.46cm" svg:y2="2.692cm"><text:p/></draw:line><draw:line text:anchor-type="char" draw:z-index="0" draw:style-name="gr1" draw:text-style-name="P8" svg:x1="4.297cm" svg:y1="0cm" svg:x2="4.297cm" svg:y2="2.921cm"><text:p/></draw:line></text:p>
      <text:p text:style-name="P7"><text:span text:style-name="T1"><text:s text:c="2"/></text:span></text:p>
      <text:p text:style-name="P2"/>
      <text:p text:style-name="P4"><draw:frame text:anchor-type="paragraph" draw:z-index="13" draw:style-name="gr16" draw:text-style-name="P19" svg:width="14.324cm" svg:height="1.304cm" svg:x="1.161cm" svg:y="0.31cm"><draw:text-box><text:p><text:span text:style-name="T8">Imagine la suite de l’histoire.</text:span></text:p><text:p><text:span text:style-name="T8">« Ce sera mon secret »</text:span></text:p></draw:text-box></draw:frame><draw:line text:anchor-type="char" draw:z-index="2" draw:style-name="gr1" draw:text-style-name="P8" svg:x1="-1.312cm" svg:y1="2.932cm" svg:x2="28.815cm" svg:y2="2.932cm"><text:p/></draw:line> <text:s text:c="3"/></text:p>
      <text:p text:style-name="P1"><draw:frame text:anchor-type="paragraph" draw:z-index="10" draw:style-name="gr14" draw:text-style-name="P17" svg:width="1.458cm" svg:height="0.357cm" svg:x="0.162cm" svg:y="1.864cm"><draw:text-box><text:p text:style-name="P16"><text:span text:style-name="T6">je dessine</text:span></text:p></draw:text-box></draw:frame><draw:polygon text:anchor-type="paragraph" draw:z-index="8" draw:style-name="gr12" draw:text-style-name="P14" svg:width="0.387cm" svg:height="0.67cm" svg:x="2.212cm" svg:y="1.738cm" svg:viewBox="0 0 388 671" draw:points="388,35 387,39 385,43 382,43 382,43 378,51 373,59 368,70 362,80 356,92 349,104 342,118 335,131 327,145 320,160 311,176 304,191 295,207 287,224 278,240 268,257 260,273 251,290 243,306 234,323 226,339 217,356 209,371 201,386 193,402 185,416 178,430 171,443 165,456 158,467 153,479 148,490 142,499 138,507 135,515 132,522 128,526 126,530 125,533 125,533 122,538 118,544 114,551 112,558 112,558 111,559 109,560 108,562 106,564 103,566 100,569 98,571 95,573 93,577 90,579 87,583 83,586 80,590 77,593 74,597 71,602 67,605 63,609 60,612 57,616 53,620 50,624 47,628 44,631 41,635 37,638 35,642 32,644 29,648 27,650 25,652 22,655 20,657 18,659 17,660 16,662 15,663 14,663 13,664 13,664 8,670 3,671 0,664 0,664 1,660 2,656 4,650 6,642 10,633 13,624 17,613 20,604 23,593 28,584 31,575 33,566 36,559 37,555 38,551 38,551 39,543 41,535 45,530 45,530 51,519 58,509 63,498 69,487 76,477 81,466 88,456 94,445 99,434 106,424 111,413 118,403 124,392 129,382 136,371 141,360 148,350 154,339 159,329 166,318 171,307 178,297 183,286 189,276 196,265 201,254 207,244 213,233 219,223 226,212 231,201 237,191 243,180 249,170 256,159 261,148 267,138 274,127 279,117 279,117 282,111 287,104 290,98 294,91 298,85 302,78 305,71 308,64 308,64 308,60 309,58 311,57 311,57 316,50 319,44 323,38 326,32 329,26 333,19 336,13 338,6 340,0 340,0 343,0 346,0 347,0 347,0 353,2 359,4 366,5 371,7 377,10 381,15 385,24"><text:p/></draw:polygon><text:tab/> <text:s text:c="86"/><text:tab/><text:tab/><text:tab/><text:tab/> <text:s text:c="42"/></text:p>
      <text:p text:style-name="P1"><draw:polygon text:anchor-type="paragraph" draw:z-index="9" draw:style-name="gr13" draw:text-style-name="P15" svg:width="0.053cm" svg:height="0.063cm" svg:x="2.784cm" svg:y="0.016cm" svg:viewBox="0 0 54 64" draw:points="54,26 53,27 51,29 49,33 46,35 43,39 40,42 35,46 32,48 28,51 23,55 19,57 16,60 13,62 10,63 7,64 5,64 3,64 3,64 0,64 5,53 10,41 13,28 16,16 19,4 19,4 25,2 29,0 32,1 32,1 36,8 40,13 41,15 43,17 45,18 49,21"><text:p/></draw:polygon> <text:s text:c="10"/><text:tab/><text:tab/> <text:s text:c="7"/><text:tab/><text:tab/><text:tab/><text:tab/><text:tab/><text:tab/><text:tab/><text:tab/><text:tab/><text:tab/><text:tab/><text:tab/><text:tab/><text:tab/></text:p>
      <text:p text:style-name="P1"><draw:rect text:anchor-type="paragraph" draw:z-index="4" draw:style-name="gr8" draw:text-style-name="P11" svg:width="5.167cm" svg:height="2.516cm" svg:x="17.577cm" svg:y="1.242cm"><text:p/></draw:rect><draw:rect text:anchor-type="paragraph" draw:z-index="5" draw:style-name="gr9" draw:text-style-name="P11" svg:width="2.301cm" svg:height="2.516cm" svg:x="22.745cm" svg:y="1.242cm"><text:p/></draw:rect><draw:rect text:anchor-type="paragraph" draw:z-index="6" draw:style-name="gr10" draw:text-style-name="P12" svg:width="0.152cm" svg:height="1.613cm" svg:x="22.594cm" svg:y="1.274cm"><text:p/></draw:rect></text:p>
      <text:p text:style-name="P1"/>
      <text:p text:style-name="P1"/>
      <text:p text:style-name="P1"/>
      <text:p text:style-name="P1"/>
      <text:p text:style-name="P1"/>
      <text:p text:style-name="P1"><text:tab/><text:tab/><text:tab/><text:tab/></text:p>
      <text:p text:style-name="P1"><text:tab/><text:tab/><text:tab/></text:p>
      <text:p text:style-name="P1"/>
      <text:p text:style-name="P6"><text:s text:c="362"/></text:p>
      <text:p text:style-name="P3"><draw:frame text:anchor-type="paragraph" draw:z-index="7" draw:style-name="gr11" draw:text-style-name="P13" svg:width="3.504cm" svg:height="0.814cm" svg:x="0.4cm" svg:y="5.539cm"><draw:text-box><text:p><text:span text:style-name="T5">je dicte au maître ou j'écris</text:span></text:p></draw:text-box></draw:frame><draw:g text:anchor-type="char" draw:z-index="3" draw:style-name="gr2"><draw:frame draw:style-name="gr3" draw:text-style-name="P8" svg:width="0.161cm" svg:height="0.341cm" svg:x="5.256cm" svg:y="6.236cm"><draw:image xlink:href="Pictures/10000000000000570000008B941E87E8084FB7F0.png" xlink:type="simple" xlink:show="embed" xlink:actuate="onLoad"><text:p/></draw:image></draw:frame><draw:frame draw:style-name="gr3" draw:text-style-name="P8" svg:width="0.422cm" svg:height="0.895cm" svg:x="6.362cm" svg:y="5.804cm"><draw:image xlink:href="Pictures/10000000000000570000008B941E87E8084FB7F0.png" xlink:type="simple" xlink:show="embed" xlink:actuate="onLoad"><text:p/></draw:image></draw:frame><draw:g draw:style-name="gr4"><draw:custom-shape draw:style-name="gr5" draw:text-style-name="P9" svg:width="0.675cm" svg:height="0.526cm" svg:x="5.552cm" svg:y="5.638cm"><text:p/><draw:enhanced-geometry svg:viewBox="0 0 21600 21600" draw:text-areas="800 800 20800 20800" draw:type="round-rectangular-callout" draw:modifiers="-7045 225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6" draw:text-style-name="P10" svg:width="0.625cm" svg:height="0.488cm" svg:x="5.577cm" svg:y="5.657cm"><draw:text-box><text:p/></draw:text-box></draw:frame></draw:g><draw:custom-shape draw:style-name="gr7" draw:text-style-name="P10" svg:width="2.677cm" svg:height="1.197cm" svg:x="4.852cm" svg:y="5.539cm"><text:p/><draw:enhanced-geometry svg:viewBox="0 0 21600 21600" draw:type="rectangle" draw:enhanced-path="M 0 0 L 21600 0 21600 21600 0 21600 0 0 Z N"/></draw:custom-shape><draw:frame draw:name="Crayon" draw:style-name="gr3" draw:text-style-name="P8" svg:width="0.509cm" svg:height="0.507cm" svg:x="6.739cm" svg:y="6.163cm"><draw:image xlink:href="Pictures/1000000000000261000002A2F616A5F79EF53019.png" xlink:type="simple" xlink:show="embed" xlink:actuate="onLoad"><text:p/></draw:image></draw:frame><draw:frame draw:name="Crayon" draw:style-name="gr3" draw:text-style-name="P8" svg:width="0.475cm" svg:height="0.473cm" svg:x="5.603cm" svg:y="5.666cm"><draw:image xlink:href="Pictures/1000000000000261000002A2F616A5F79EF53019.png" xlink:type="simple" xlink:show="embed" xlink:actuate="onLoad"><text:p/></draw:image></draw:frame></draw:g><text:span text:style-name="T3"> <text:s text:c="229"/></text:span><text:span text:style-name="T4"><text:s text:c="1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SeyesBDE" svg:font-family="SeyesBD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6" draw:dots1-length="0.058cm" draw:dots2="1" draw:dots2-length="0.058cm" draw:distance="0.07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fo:font-size="12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26pt" style:font-size-asian="26pt"/>
    </style:style>
    <style:style style:name="Header" style:family="paragraph" style:parent-style-name="Standard" style:class="extra">
      <style:paragraph-properties text:number-lines="false" text:line-number="0">
        <style:tab-stops>
          <style:tab-stop style:position="13.709cm" style:type="center"/>
          <style:tab-stop style:position="27.418cm" style:type="right"/>
        </style:tab-stops>
      </style:paragraph-propertie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28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9.699cm" fo:page-height="20.999cm" style:num-format="1" style:print-orientation="landscape" fo:margin-top="1cm" fo:margin-bottom="1cm" fo:margin-left="1cm" fo:margin-right="1.28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24.202cm" svg:y="-0.965cm" svg:width="2.422cm" svg:height="2.422cm" draw:z-index="15"><draw:image xlink:href="Pictures/100000000000010800000108A49DF80760B5C12D.jp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7:17:37.827000000</meta:creation-date>
    <meta:editing-cycles>2</meta:editing-cycles>
    <meta:editing-duration>PT8M5S</meta:editing-duration>
    <meta:generator>LibreOffice/5.3.7.2$Windows_X86_64 LibreOffice_project/6b8ed514a9f8b44d37a1b96673cbbdd077e24059</meta:generator>
    <meta:print-date>2018-11-06T17:24:33.561000000</meta:print-date>
    <dc:date>2018-11-06T17:25:39.602000000</dc:date>
    <meta:document-statistic meta:table-count="0" meta:image-count="1" meta:object-count="0" meta:page-count="1" meta:paragraph-count="9" meta:word-count="0" meta:character-count="919" meta:non-whitespace-character-count="0"/>
    <meta:user-defined meta:name="Info 1"/>
    <meta:user-defined meta:name="Info 2"/>
    <meta:user-defined meta:name="Info 3"/>
    <meta:user-defined meta:name="Info 4"/>
  </office:meta>
</office:document-meta>
</file>